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7cm" svg:height="2.5cm" svg:x="5.6cm" svg:y="2.8cm">
          <text:p text:style-name="P1">Calculate p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5cm" svg:height="2.2cm" svg:x="1.5cm" svg:y="7.1cm">
          <text:p text:style-name="P1">Input number of hours </text:p>
          <text:p text:style-name="P1">worked &amp; pay r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95cm" svg:y1="5.3cm" svg:x2="4.75cm" svg:y2="7.1cm" draw:start-shape="id1" draw:start-glue-point="6" draw:end-shape="id2" draw:end-glue-point="4" svg:d="M9950 5300v901h-5200v899" svg:viewBox="0 0 5201 1801">
          <text:p/>
        </draw:connector>
        <draw:custom-shape draw:style-name="gr1" draw:text-style-name="P1" xml:id="id3" draw:id="id3" draw:layer="layout" svg:width="6cm" svg:height="2.2cm" svg:x="8.2cm" svg:y="7.1cm">
          <text:p text:style-name="P1">Calculate pa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95cm" svg:y1="5.3cm" svg:x2="11.2cm" svg:y2="7.1cm" draw:start-shape="id1" draw:start-glue-point="6" draw:end-shape="id3" draw:end-glue-point="4" svg:d="M9950 5300v901h1250v899" svg:viewBox="0 0 1251 1801">
          <text:p/>
        </draw:connector>
        <draw:custom-shape draw:style-name="gr1" draw:text-style-name="P1" xml:id="id4" draw:id="id4" draw:layer="layout" svg:width="5.1cm" svg:height="2.3cm" svg:x="14.4cm" svg:y="7.1cm">
          <text:p text:style-name="P1">Display pa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95cm" svg:y1="5.3cm" svg:x2="16.95cm" svg:y2="7.1cm" draw:start-shape="id1" draw:start-glue-point="6" draw:end-shape="id4" draw:end-glue-point="4" svg:d="M9950 5300v901h7000v899" svg:viewBox="0 0 7001 1801">
          <text:p/>
        </draw:connector>
        <draw:custom-shape draw:style-name="gr1" draw:text-style-name="P1" xml:id="id5" draw:id="id5" draw:layer="layout" svg:width="6.1cm" svg:height="2.1cm" svg:x="5.1cm" svg:y="10.4cm">
          <text:p text:style-name="P1">Calculate </text:p>
          <text:p text:style-name="P1">Basic pa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2cm" svg:y1="9.3cm" svg:x2="8.15cm" svg:y2="10.4cm" draw:start-shape="id3" draw:start-glue-point="6" draw:end-shape="id5" draw:end-glue-point="4" svg:d="M11200 9300v551h-3050v549" svg:viewBox="0 0 3051 1101">
          <text:p/>
        </draw:connector>
        <draw:custom-shape draw:style-name="gr1" draw:text-style-name="P1" xml:id="id6" draw:id="id6" draw:layer="layout" svg:width="5.8cm" svg:height="2.1cm" svg:x="11.4cm" svg:y="10.4cm">
          <text:p text:style-name="P1">Calculate</text:p>
          <text:p text:style-name="P1">Overtime pa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2cm" svg:y1="9.3cm" svg:x2="14.3cm" svg:y2="10.4cm" draw:start-shape="id3" draw:start-glue-point="6" draw:end-shape="id6" draw:end-glue-point="4" svg:d="M11200 9300v551h3100v549" svg:viewBox="0 0 310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1:50:00.077000000</meta:creation-date>
    <dc:date>2014-11-17T11:55:26.514000000</dc:date>
    <meta:editing-duration>P0D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